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1.45cm" fo:min-width="11.4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.45cm" fo:min-width="11.4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4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3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25cm" fo:min-width="4.2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8pt" style:font-size-asian="18pt" style:font-size-complex="18pt"/>
    </style:style>
    <style:style style:name="T1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.7cm" svg:x="4.4cm" svg:y="2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cm" svg:height="1.7cm" svg:x="4.4cm" svg:y="1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6.6cm" svg:x="4.4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cm" svg:height="6.6cm" svg:x="10.5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5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10.9cm" svg:y="15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5cm" svg:height="0.962cm" svg:x="7.2cm" svg:y="18.638cm">
          <draw:text-box>
            <text:p>Hyperviseur Type 1</text:p>
          </draw:text-box>
        </draw:frame>
        <draw:frame draw:style-name="gr6" draw:text-style-name="P5" draw:layer="layout" svg:width="6.9cm" svg:height="0.962cm" svg:x="7.2cm" svg:y="20.6cm">
          <draw:text-box>
            <text:p>Composants matériel</text:p>
          </draw:text-box>
        </draw:frame>
        <draw:frame draw:style-name="gr6" draw:text-style-name="P5" draw:layer="layout" svg:width="4.3cm" svg:height="0.962cm" svg:x="5.6cm" svg:y="16.1cm">
          <draw:text-box>
            <text:p>OS Virtuel</text:p>
          </draw:text-box>
        </draw:frame>
        <draw:frame draw:style-name="gr6" draw:text-style-name="P5" draw:layer="layout" svg:width="3.5cm" svg:height="0.962cm" svg:x="11.5cm" svg:y="16.1cm">
          <draw:text-box>
            <text:p>OS Virtuel</text:p>
          </draw:text-box>
        </draw:frame>
        <draw:frame draw:style-name="gr6" draw:text-style-name="P6" draw:layer="layout" svg:width="5.2cm" svg:height="0.962cm" svg:x="4.9cm" svg:y="12.038cm">
          <draw:text-box>
            <text:p><text:span text:style-name="T1">Machine Virtuel</text:span></text:p>
          </draw:text-box>
        </draw:frame>
        <draw:frame draw:style-name="gr6" draw:text-style-name="P6" draw:layer="layout" svg:width="5.2cm" svg:height="0.962cm" svg:x="10.9cm" svg:y="12cm">
          <draw:text-box>
            <text:p><text:span text:style-name="T1">Machine Virtuel</text:span></text:p>
          </draw:text-box>
        </draw:frame>
        <draw:custom-shape draw:style-name="gr5" draw:text-style-name="P4" draw:layer="layout" svg:width="4.7cm" svg:height="1.5cm" svg:x="5cm" svg:y="1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10.9cm" svg:y="14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cm" svg:height="0.962cm" svg:x="6cm" svg:y="14.4cm">
          <draw:text-box>
            <text:p>bins/libs</text:p>
          </draw:text-box>
        </draw:frame>
        <draw:frame draw:style-name="gr6" draw:text-style-name="P5" draw:layer="layout" svg:width="3cm" svg:height="0.962cm" svg:x="11.9cm" svg:y="14.4cm">
          <draw:text-box>
            <text:p>bins/lib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5:56:06.441308923</meta:creation-date>
    <dc:date>2021-03-23T08:52:09.929283572</dc:date>
    <meta:editing-duration>PT3M10S</meta:editing-duration>
    <meta:editing-cycles>2</meta:editing-cycles>
    <meta:generator>LibreOffice/6.4.6.2$Linux_X86_64 LibreOffice_project/40$Build-2</meta:generator>
    <meta:document-statistic meta:object-count="16"/>
  </office:meta>
</office:document-meta>
</file>